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12pt" fo:font-style="italic"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ent-style-name="Program_20_Line">
      <style:paragraph-properties fo:break-before="page"/>
    </style:style>
    <style:style style:name="P6" style:family="paragraph" style:parent-style-name="Title" style:master-page-nam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Times New Roman" fo:font-size="12pt" fo:font-style="italic"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text-position="-33% 58%" style:font-name="Times New Roman" fo:font-size="12pt" fo:font-style="italic"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text-position="0% 100%" style:font-name="Times New Roman" fo:font-size="12pt" fo:font-style="italic" fo:text-shadow="none" style:text-underline-style="none" fo:font-weight="bold"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style:text-position="sub 58%"/>
    </style:style>
    <style:style style:name="fr1" style:family="graphic" style:parent-style-name="Frame">
      <style:graphic-properties fo:margin-left="0.199cm" fo:margin-right="0.199cm" fo:margin-top="0cm" fo:margin-bottom="0cm" style:run-through="foreground" style:wrap="parallel" style:number-wrapped-paragraphs="no-limit" style:vertical-pos="from-top" style:vertical-rel="page" style:horizontal-pos="from-left" style:horizontal-rel="page" fo:padding="0.049cm" fo:border="0.002cm solid #000000" style:shadow="non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stroke="solid" svg:stroke-width="0.041cm" svg:stroke-color="#000000" draw:marker-start="" draw:marker-start-width="0.259cm" draw:marker-start-center="false" draw:marker-end="Arrow" draw:marker-end-width="0.36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98cm" fo:min-width="0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draw:frame draw:style-name="fr1" draw:name="Frame1" text:anchor-type="page" text:anchor-page-number="2" svg:x="11.469cm" svg:y="1.997cm" svg:width="7.53cm" draw:z-index="0">
        <draw:text-box fo:min-height="16.873cm">
          <text:p text:style-name="Slika"><draw:g text:anchor-type="paragraph" draw:z-index="1" draw:style-name="gr1"><draw:ellipse draw:style-name="gr2" draw:text-style-name="P1" svg:width="2.102cm" svg:height="6.552cm" svg:x="3.706cm" svg:y="8.25cm"><text:p/></draw:ellipse><draw:ellipse draw:style-name="gr2" draw:text-style-name="P1" svg:width="2.102cm" svg:height="6.55cm" svg:x="3.706cm" svg:y="1.3cm"><text:p/></draw:ellipse><draw:line draw:style-name="gr3" draw:text-style-name="P1" svg:x1="4.707cm" svg:y1="1.15cm" svg:x2="7.107cm" svg:y2="1.15cm"><text:p/></draw:line><draw:line draw:style-name="gr3" draw:text-style-name="P1" svg:x1="4.957cm" svg:y1="7.95cm" svg:x2="4.957cm" svg:y2="5.65cm"><text:p/></draw:line><draw:line draw:style-name="gr3" draw:text-style-name="P1" svg:x1="4.757cm" svg:y1="14.9cm" svg:x2="3.857cm" svg:y2="16cm"><text:p/></draw:line><draw:line draw:style-name="gr3" draw:text-style-name="P1" svg:x1="1.12cm" svg:y1="5.899cm" svg:x2="3.52cm" svg:y2="5.899cm"><text:p/></draw:line><draw:line draw:style-name="gr3" draw:text-style-name="P1" svg:x1="1.12cm" svg:y1="5.899cm" svg:x2="1.12cm" svg:y2="3.599cm"><text:p/></draw:line><draw:line draw:style-name="gr3" draw:text-style-name="P1" svg:x1="1.119cm" svg:y1="5.899cm" svg:x2="0.219cm" svg:y2="6.999cm"><text:p/></draw:line><draw:line draw:style-name="gr3" draw:text-style-name="P1" svg:x1="4.707cm" svg:y1="7.75cm" svg:x2="4.707cm" svg:y2="5.05cm"><text:p/></draw:line><draw:line draw:style-name="gr3" draw:text-style-name="P1" svg:x1="4.707cm" svg:y1="14.75cm" svg:x2="4.707cm" svg:y2="11.85cm"><text:p/></draw:line><draw:line draw:style-name="gr3" draw:text-style-name="P1" svg:x1="4.707cm" svg:y1="1.45cm" svg:x2="4.707cm" svg:y2="4.4cm"><text:p/></draw:line><draw:line draw:style-name="gr3" draw:text-style-name="P1" svg:x1="4.707cm" svg:y1="8.35cm" svg:x2="4.707cm" svg:y2="11.35cm"><text:p/></draw:line><draw:frame draw:style-name="gr4" draw:text-style-name="P3" svg:width="1.193cm" svg:height="0.994cm" svg:x="5.452cm" svg:y="2.35cm"><draw:text-box><text:p text:style-name="P2"><text:span text:style-name="T1">15</text:span></text:p></draw:text-box></draw:frame><draw:frame draw:style-name="gr5" draw:text-style-name="P3" svg:width="1.193cm" svg:height="1.25cm" svg:x="5.602cm" svg:y="9.65cm"><draw:text-box><text:p text:style-name="P2"><text:span text:style-name="T1">16</text:span></text:p></draw:text-box></draw:frame><draw:frame draw:style-name="gr4" draw:text-style-name="P4" svg:width="1.246cm" svg:height="0.876cm" svg:x="3.652cm" svg:y="2.551cm"><draw:text-box><text:p text:style-name="P2"><text:span text:style-name="T2">r</text:span><text:span text:style-name="T3">15,15</text:span></text:p></draw:text-box></draw:frame><draw:frame draw:style-name="gr4" draw:text-style-name="P4" svg:width="1.458cm" svg:height="0.876cm" svg:x="2.785cm" svg:y="7.35cm"><draw:text-box><text:p text:style-name="P2"><text:span text:style-name="T2">ar</text:span><text:span text:style-name="T3">16,15</text:span></text:p></draw:text-box></draw:frame><draw:frame draw:style-name="gr4" draw:text-style-name="P4" svg:width="1.246cm" svg:height="0.876cm" svg:x="3.653cm" svg:y="9.65cm"><draw:text-box><text:p text:style-name="P2"><text:span text:style-name="T2">r</text:span><text:span text:style-name="T3">16,16</text:span></text:p></draw:text-box></draw:frame><draw:frame draw:style-name="gr4" draw:text-style-name="P4" svg:width="1.246cm" svg:height="0.876cm" svg:x="3.653cm" svg:y="12.15cm"><draw:text-box><text:p text:style-name="P2"><text:span text:style-name="T2">r</text:span><text:span text:style-name="T3">17,16</text:span></text:p></draw:text-box></draw:frame><draw:frame draw:style-name="gr4" draw:text-style-name="P4" svg:width="0.955cm" svg:height="0.876cm" svg:x="5.153cm" svg:y="0.349cm"><draw:text-box><text:p text:style-name="P2"><text:span text:style-name="T4">e</text:span><text:span text:style-name="T3">15</text:span></text:p></draw:text-box></draw:frame><draw:frame draw:style-name="gr4" draw:text-style-name="P4" svg:width="0.955cm" svg:height="0.876cm" svg:x="4.791cm" svg:y="6.211cm"><draw:text-box><text:p text:style-name="P2"><text:span text:style-name="T4">e</text:span><text:span text:style-name="T3">16</text:span></text:p></draw:text-box></draw:frame><draw:frame draw:style-name="gr4" draw:text-style-name="P4" svg:width="0.955cm" svg:height="0.876cm" svg:x="4.251cm" svg:y="15.15cm"><draw:text-box><text:p text:style-name="P2"><text:span text:style-name="T4">e</text:span><text:span text:style-name="T3">17</text:span></text:p></draw:text-box></draw:frame><draw:frame draw:style-name="gr4" draw:text-style-name="P4" svg:width="0.664cm" svg:height="0.782cm" svg:x="1.201cm" svg:y="3.274cm"><draw:text-box><text:p text:style-name="P2"><text:span text:style-name="T4">z</text:span></text:p></draw:text-box></draw:frame><draw:frame draw:style-name="gr4" draw:text-style-name="P4" svg:width="0.69cm" svg:height="0.782cm" svg:x="2.92cm" svg:y="5.874cm"><draw:text-box><text:p text:style-name="P2"><text:span text:style-name="T4">y</text:span></text:p></draw:text-box></draw:frame><draw:frame draw:style-name="gr4" draw:text-style-name="P4" svg:width="0.717cm" svg:height="0.782cm" svg:x="0.385cm" svg:y="6.576cm"><draw:text-box><text:p text:style-name="P2"><text:span text:style-name="T4">x</text:span></text:p></draw:text-box></draw:frame><draw:circle draw:style-name="gr6" draw:text-style-name="P1" svg:width="0.301cm" svg:height="0.301cm" svg:x="4.551cm" svg:y="11.423cm"><text:p/></draw:circle><draw:circle draw:style-name="gr6" draw:text-style-name="P1" svg:width="0.301cm" svg:height="0.301cm" svg:x="4.551cm" svg:y="4.567cm"><text:p/></draw:circle><draw:line draw:style-name="gr3" draw:text-style-name="P1" svg:x1="4.807cm" svg:y1="8.044cm" svg:x2="7.207cm" svg:y2="8.044cm"><text:p/></draw:line><draw:line draw:style-name="gr3" draw:text-style-name="P1" svg:x1="4.607cm" svg:y1="8.044cm" svg:x2="2.207cm" svg:y2="8.044cm"><text:p/></draw:line><draw:frame draw:style-name="gr4" draw:text-style-name="P4" svg:width="1.458cm" svg:height="0.876cm" svg:x="5.389cm" svg:y="7.345cm"><draw:text-box><text:p text:style-name="P2"><text:span text:style-name="T2">ar</text:span><text:span text:style-name="T3">16,16</text:span></text:p></draw:text-box></draw:frame><draw:ellipse draw:style-name="gr7" draw:text-style-name="P1" svg:width="1.701cm" svg:height="1.489cm" svg:x="3.856cm" svg:y="-0.589cm" draw:kind="arc" draw:start-angle="170.38" draw:end-angle="11.64"><text:p/></draw:ellipse><draw:ellipse draw:style-name="gr7" draw:text-style-name="P1" svg:width="1.553cm" svg:height="2.588cm" draw:transform="skewX (0.16283921921104) rotate (-2.69880262235951) translate (6.30943055555556cm 17.2314305555556cm)" draw:kind="arc" draw:start-angle="168.36" draw:end-angle="9.61"><text:p/></draw:ellipse></draw:g>Slika <text:sequence text:ref-name="refSlika0" text:name="Slika" text:formula="ooow:Slika+1" style:num-format="1">1</text:sequence></text:p>
        </draw:text-box>
      </draw:frame>
      <text:p text:style-name="P6">DOPUNA ZA OPISIVANJE SPECIFIČNOSTI U POJEDINIM ROTACIONIM ZGLOBOVIMA MEHANIZMA</text:p>
      <text:p text:style-name="Subtitle">Uputstvo</text:p>
      <text:h text:style-name="Heading_20_1" text:outline-level="1">Izmene u ulaznom fajlu za opis mehanizma</text:h>
      <text:p text:style-name="Text_20_body">Ulazni fajl koji sadrži opis mehanizma u čitljivom obliku (<text:span text:style-name="Emphasis">human readable</text:span>) obrađuje se funkcijom <text:span text:style-name="Teletype">gen_links</text:span>. Ime fajla koji sadrži opis je jedini argument ove funkcije koja vraća strukture potrebne za kostrukciju objekta letača. Letač se kostruiše pozivom konstruktora <text:span text:style-name="Teletype">k_flier</text:span>.</text:p>
      <text:p text:style-name="Text_20_body">Specifičnosti pojedinih zglobova (sa gornje ili donje strane) zadaju se samo u pomenutom ulaznom fajlu u vidu dodatnih parametara za segmente mehanizma gde je to potrebno. To je jedino što korisnik treba da uradi, ostalo funkcioniše na potpuno isti način kao i u prethodnim verzijama modela. Novi parametri su (pored do sada prisutnih <text:span text:style-name="Teletype">le</text:span>, <text:span text:style-name="Teletype">lne</text:span>, <text:span text:style-name="Teletype">ldr</text:span>, <text:span text:style-name="Teletype">lpr</text:span>, <text:span text:style-name="Teletype">m</text:span> i <text:span text:style-name="Teletype">J</text:span>) <text:span text:style-name="Teletype">aldr</text:span> i <text:span text:style-name="Teletype">alpr</text:span>. Navode se zajedno sa ostalim elementima segmenta ukoliko za to postoji potreba. <text:span text:style-name="Teletype">aldr</text:span> predstavlja alternativu vektoru <text:span text:style-name="Teletype">ldr</text:span> (<text:span text:style-name="Variable">r</text:span><text:span text:style-name="Variable"><text:span text:style-name="T5">i,i</text:span></text:span>) za slučaj specifičnosti sa gornje strane. <text:span text:style-name="Teletype">alpr</text:span> predstavlja alternativu vektoru <text:span text:style-name="Teletype">lpr</text:span> (<text:span text:style-name="Variable">r</text:span><text:span text:style-name="Variable"><text:span text:style-name="T5">i,i-1</text:span></text:span>) za slučaj specifičnosti sa donje strane. I <text:span text:style-name="Teletype">aldr</text:span> i <text:span text:style-name="Teletype">alpr</text:span> predstavljaju opcione parametre i ne moraju se navesti. Ako se ne navedu, smatra se da specifičnost na tom mestu ne postoji. U slučaju vektora <text:span text:style-name="Teletype">lpr</text:span>, mora se navesti onoliko vektora koliko ima kinematskih lanaca u mehanizmu jer se ovaj vektor u pojedinim lancima može razlikovati (na mestima račvanja lanaca). Ako se parametar <text:span text:style-name="Teletype">alpr</text:span> navede, takođe se mora navesti onoliko vektora koliko ima lanaca, ali sa tom razlikom da neki vektori mogu biti nulti (sve tri komponente jednake nuli). Ako se za neki lanac navede nulti vektor, smatra se da na tom mestu u tom lancu specifičnosti nema.</text:p>
      <text:h text:style-name="Heading_20_1" text:outline-level="1">Primer</text:h>
      <text:p text:style-name="Text_20_body">Na slici <text:sequence-ref text:reference-format="value" text:ref-name="refSlika0">1</text:sequence-ref> pradstavljen je deo lanca mehanizma. Pretpostavimo da taj deo preipada i lancu <text:span text:style-name="Variable">2</text:span> i lancu <text:span text:style-name="Variable">3</text:span> od ukupno tri lanca. Segmenti na slici su redom 15. i 16., ali to nema nikakvog posebnog značaja za primer.</text:p>
      <text:p text:style-name="Text_20_body"><text:span text:style-name="Strong_20_Emphasis">Napomene</text:span>: pored slike, dat je i deo opisnog fajla koji odgovara opisanoj situaciji sa slike <text:sequence-ref text:reference-format="value" text:ref-name="refSlika0">1</text:sequence-ref>. Dati su samo delovi koji opisuju segmente 15 i 16. Elementi <text:span text:style-name="Teletype">lpr</text:span> i <text:span text:style-name="Teletype">lne</text:span> koji ne pripadaju lancima 2 i 3 su dati kao nulti jer se zapravo ne koriste i njihove vrednosti se ignorišu.</text:p>
      <text:p text:style-name="P5"># segment 15</text:p>
      <text:p text:style-name="Program_20_Line">le 0 1 0</text:p>
      <text:p text:style-name="Program_20_Line">lne 0 0 0; 0 0 1; 0 0 1;</text:p>
      <text:p text:style-name="Program_20_Line">ldr 0 0 -0.5</text:p>
      <text:p text:style-name="Program_20_Line">lpr 0 0 0; 0 0 0.5; 0 0 0.5;</text:p>
      <text:p text:style-name="Program_20_Line">m 1</text:p>
      <text:p text:style-name="Program_20_Line">J 0.01 0 0; 0 0.01 0; 0 0 0.01;</text:p>
      <text:p text:style-name="Program_20_Line">alpr 0 0 0; 0 -1 0; 0 -1 0;</text:p>
      <text:p text:style-name="Program_20_Line"/>
      <text:p text:style-name="Program_20_Line"># segment 16</text:p>
      <text:p text:style-name="Program_20_Line">le 0 0 1</text:p>
      <text:p text:style-name="Program_20_Line">lne 0 0 0; 1 0 0; 1 0 0;</text:p>
      <text:p text:style-name="Program_20_Line">ldr 0 0 -0.5</text:p>
      <text:p text:style-name="Program_20_Line">lpr 0 0 0; 0 0 0.5; 0 0 0.5;</text:p>
      <text:p text:style-name="Program_20_Line">m 1</text:p>
      <text:p text:style-name="Program_20_Line">J 0.01 0 0; 0 0.01 0; 0 0 0.01;</text:p>
      <text:p text:style-name="Program_20_Line">aldr 0 1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2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lika" style:family="paragraph" style:parent-style-name="Caption"/>
    <style:style style:name="Program_20_Line" style:display-name="Program Line" style:family="paragraph" style:parent-style-name="Text_20_body">
      <style:paragraph-properties fo:margin-left="0cm" fo:margin-right="0cm" fo:margin-top="0cm" fo:margin-bottom="0cm" fo:text-align="start" style:justify-single-word="false" fo:text-indent="0cm" style:auto-text-indent="false"/>
      <style:text-properties style:font-name="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Kalman Babkovic</meta:initial-creator>
    <meta:creation-date>2007-12-14T12:40:06</meta:creation-date>
    <dc:creator>Kalman Babkovic</dc:creator>
    <dc:date>2008-01-24T12:56:23</dc:date>
    <dc:language>en-US</dc:language>
    <meta:editing-cycles>6</meta:editing-cycles>
    <meta:editing-duration>PT46M11S</meta:editing-duration>
    <meta:user-defined meta:name="Info 1"/>
    <meta:user-defined meta:name="Info 2"/>
    <meta:user-defined meta:name="Info 3"/>
    <meta:user-defined meta:name="Info 4"/>
    <meta:document-statistic meta:table-count="0" meta:image-count="0" meta:object-count="0" meta:page-count="2" meta:paragraph-count="25" meta:word-count="449" meta:character-count="2401"/>
  </office:meta>
</office:document-meta>
</file>